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aa55a1" draw:marker-start-width="0.321cm" draw:marker-end-width="0.321cm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18cm" svg:stroke-color="#111111" draw:marker-start-width="0.227cm" draw:marker-end-width="0.227cm" draw:fill-color="#bee3d3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111111" draw:marker-start-width="0.227cm" draw:marker-end-width="0.227cm" draw:fill-color="#adc5e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6" style:family="graphic" style:parent-style-name="standard">
      <style:graphic-properties svg:stroke-width="0.081cm" svg:stroke-color="#00a65d" draw:marker-start-width="0.321cm" draw:marker-end-width="0.321cm" draw:fill-color="#faa61a" draw:opacity="99%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a65d" draw:marker-start-width="0.321cm" draw:marker-end-width="0.321cm" draw:fill-color="#faa61a" draw:opacity="99%" fo:padding-top="0.165cm" fo:padding-bottom="0.165cm" fo:padding-left="0.29cm" fo:padding-right="0.29cm" draw:shadow-offset-x="0.203cm" draw:shadow-offset-y="0.203cm"/>
    </style:style>
    <style:style style:name="gr8" style:family="graphic" style:parent-style-name="standard">
      <style:graphic-properties svg:stroke-width="0.081cm" svg:stroke-color="#00a65d" draw:marker-start-width="0.321cm" draw:marker-end-width="0.321cm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18cm" svg:stroke-color="#111111" draw:marker-start-width="0.227cm" draw:marker-end-width="0.227cm" draw:fill="none" draw:fill-color="#eeeeee" draw:opacity="50%" draw:opacity-name="" draw:textarea-horizontal-align="justify" draw:textarea-vertical-align="middle" draw:auto-grow-height="false" fo:min-height="0.367cm" fo:min-width="0.498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svg:stroke-color="#111111" draw:marker-start-width="0.227cm" draw:marker-end-width="0.227cm" draw:fill-color="#dfcce4" draw:opacity="100%" draw:opacity-name="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2" style:family="graphic" style:parent-style-name="standard">
      <style:graphic-properties svg:stroke-width="0.018cm" svg:stroke-color="#111111" draw:marker-start-width="0.227cm" draw:marker-end-width="0.227cm" draw:fill="none" draw:fill-color="#eeeeee" draw:opacity="50%" draw:opacity-name="" draw:textarea-horizontal-align="justify" draw:textarea-vertical-align="middle" draw:auto-grow-height="false" fo:min-height="0.367cm" fo:min-width="2.022cm" fo:padding-top="0.134cm" fo:padding-bottom="0.134cm" fo:padding-left="0.259cm" fo:padding-right="0.259cm"/>
    </style:style>
    <style:style style:name="gr13" style:family="graphic" style:parent-style-name="standard">
      <style:graphic-properties svg:stroke-width="0.018cm" svg:stroke-color="#111111" draw:marker-start-width="0.227cm" draw:marker-end-width="0.227cm" draw:fill="solid" draw:fill-color="#dfcce4" draw:opacity="100%" draw:opacity-name="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-color="#bee3d3"/>
      <style:paragraph-properties fo:text-align="center"/>
      <style:text-properties fo:font-size="12pt"/>
    </style:style>
    <style:style style:name="P4" style:family="paragraph">
      <loext:graphic-properties draw:fill-color="#adc5e7"/>
      <style:paragraph-properties fo:text-align="center"/>
      <style:text-properties fo:font-size="12pt"/>
    </style:style>
    <style:style style:name="P5" style:family="paragraph">
      <loext:graphic-properties draw:fill-color="#eeeeee"/>
      <style:paragraph-properties fo:text-align="center"/>
      <style:text-properties fo:font-size="12pt"/>
    </style:style>
    <style:style style:name="P6" style:family="paragraph">
      <style:paragraph-properties fo:text-align="center"/>
      <style:text-properties fo:font-size="14pt"/>
    </style:style>
    <style:style style:name="P7" style:family="paragraph">
      <loext:graphic-properties draw:fill-color="#f8aa97"/>
      <style:paragraph-properties fo:text-align="center"/>
      <style:text-properties fo:font-size="14pt"/>
    </style:style>
    <style:style style:name="P8" style:family="paragraph">
      <loext:graphic-properties draw:fill-color="#faa61a" draw:opacity="99%"/>
      <style:paragraph-properties fo:text-align="center"/>
    </style:style>
    <style:style style:name="P9" style:family="paragraph">
      <loext:graphic-properties draw:fill-color="#faa61a" draw:opacity="99%"/>
    </style:style>
    <style:style style:name="P10" style:family="paragraph">
      <style:paragraph-properties fo:text-align="center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1" style:family="paragraph">
      <loext:graphic-properties draw:fill-color="#eeeeee"/>
      <style:paragraph-properties fo:text-align="center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2" style:family="paragraph">
      <loext:graphic-properties draw:fill-color="#f8aa97"/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fo:text-align="center"/>
      <style:text-properties fo:font-size="12pt" fo:font-weight="bold" style:font-weight-asian="bold" style:font-weight-complex="bold"/>
    </style:style>
    <style:style style:name="P14" style:family="paragraph">
      <loext:graphic-properties draw:fill="none" draw:fill-color="#eeeeee" draw:opacity="50%"/>
      <style:paragraph-properties fo:text-align="center"/>
      <style:text-properties fo:font-size="12pt" fo:font-weight="bold" style:font-weight-asian="bold" style:font-weight-complex="bold"/>
    </style:style>
    <style:style style:name="P15" style:family="paragraph">
      <loext:graphic-properties draw:fill-color="#dfcce4" draw:opacity="100%"/>
      <style:paragraph-properties fo:text-align="center"/>
      <style:text-properties fo:font-size="12pt"/>
    </style:style>
    <style:style style:name="P16" style:family="paragraph">
      <style:paragraph-properties fo:text-align="end"/>
      <style:text-properties fo:font-size="12pt"/>
    </style:style>
    <style:style style:name="P17" style:family="paragraph">
      <loext:graphic-properties draw:fill-color="#adc5e7"/>
      <style:paragraph-properties fo:text-align="end"/>
      <style:text-properties fo:font-size="12pt"/>
    </style:style>
    <style:style style:name="P18" style:family="paragraph">
      <style:paragraph-properties fo:text-align="center"/>
      <style:text-properties fo:color="#ed1c24" fo:font-size="12pt" fo:font-weight="bold" style:font-weight-asian="bold" style:font-weight-complex="bold"/>
    </style:style>
    <style:style style:name="P19" style:family="paragraph">
      <loext:graphic-properties draw:fill="none" draw:fill-color="#eeeeee" draw:opacity="50%"/>
      <style:paragraph-properties fo:text-align="center"/>
      <style:text-properties fo:color="#ed1c24" fo:font-size="12pt" fo:font-weight="bold" style:font-weight-asian="bold" style:font-weight-complex="bold"/>
    </style:style>
    <style:style style:name="P20" style:family="paragraph">
      <loext:graphic-properties draw:fill="solid" draw:fill-color="#dfcce4" draw:opacity="100%"/>
      <style:paragraph-properties fo:text-align="center"/>
      <style:text-properties fo:font-size="12pt"/>
    </style:style>
    <style:style style:name="P21" style:family="paragraph">
      <loext:graphic-properties draw:fill-color="#f8aa97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Monospace" fo:font-size="12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ed1c24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.27cm" svg:y1="3.349cm" svg:x2="2.27cm" svg:y2="7.921cm" draw:start-shape="id1" draw:start-glue-point="3" draw:end-shape="id2" draw:end-glue-point="3" svg:d="M2270 3349h-510v4572h510" svg:viewBox="0 0 511 4573">
          <text:p/>
        </draw:connector>
        <draw:custom-shape draw:style-name="gr2" draw:text-style-name="P3" xml:id="id5" draw:id="id5" draw:layer="layout" svg:width="5.207cm" svg:height="0.635cm" svg:x="21.32cm" svg:y="15.097cm">
          <text:p text:style-name="P2"><text:span text:style-name="T1">sk_id_cur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4" draw:id="id14" draw:layer="layout" svg:width="5.207cm" svg:height="0.635cm" svg:x="21.32cm" svg:y="15.732cm">
          <text:p text:style-name="P2"><text:span text:style-name="T1">sk_id_prev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207cm" svg:height="0.635cm" svg:x="21.32cm" svg:y="16.367cm">
          <text:p text:style-name="P2"><text:span text:style-name="T1">amt_balanc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207cm" svg:height="0.635cm" svg:x="21.32cm" svg:y="17.002cm">
          <text:p text:style-name="P2"><text:span text:style-name="T1">amt_credit_limit_actua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207cm" svg:height="0.635cm" svg:x="21.32cm" svg:y="17.637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207cm" svg:height="0.635cm" svg:x="21.32cm" svg:y="14.462cm">
          <text:p text:style-name="P6">credit_card_balance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21.32cm" svg:y1="2.714cm" svg:x2="7.477cm" svg:y2="2.714cm" draw:start-shape="id3" draw:start-glue-point="3" svg:d="M21320 2714h-13843" svg:viewBox="0 0 13844 1">
          <text:p/>
        </draw:connector>
        <draw:connector draw:style-name="gr7" draw:text-style-name="P9" xml:id="id9" draw:id="id9" draw:layer="layout" draw:line-skew="-6.475cm" svg:x1="21.32cm" svg:y1="8.556cm" svg:x2="21.32cm" svg:y2="2.714cm" draw:start-shape="id4" draw:start-glue-point="3" draw:end-shape="id3" draw:end-glue-point="3" svg:d="M21320 8556h-6985v-5842h6985" svg:viewBox="0 0 6986 5843">
          <text:p/>
        </draw:connector>
        <draw:connector draw:style-name="gr6" draw:text-style-name="P8" xml:id="id7" draw:id="id7" draw:layer="layout" draw:line-skew="-1.426cm" svg:x1="21.32cm" svg:y1="15.414cm" svg:x2="19.348cm" svg:y2="8.569cm" draw:start-shape="id5" draw:start-glue-point="3" svg:d="M21320 15414h-2667v-6845h695" svg:viewBox="0 0 2668 6846">
          <text:p/>
        </draw:connector>
        <draw:connector draw:style-name="gr8" draw:text-style-name="P1" draw:layer="layout" draw:line-skew="0.568cm" svg:x1="17.51cm" svg:y1="15.414cm" svg:x2="18.653cm" svg:y2="11.991cm" draw:start-shape="id6" draw:start-glue-point="1" draw:end-shape="id7" draw:end-glue-point="0" svg:d="M17510 15414h1123v-3423h20" svg:viewBox="0 0 1144 3424">
          <text:p/>
        </draw:connector>
        <draw:connector draw:style-name="gr6" draw:text-style-name="P8" draw:layer="layout" draw:line-skew="-2.036cm" svg:x1="7.477cm" svg:y1="15.414cm" svg:x2="14.335cm" svg:y2="5.635cm" draw:start-shape="id8" draw:start-glue-point="1" draw:end-shape="id9" draw:end-glue-point="0" svg:d="M7477 15414h1377v-9779h5481" svg:viewBox="0 0 6859 9780">
          <text:p/>
        </draw:connector>
        <draw:connector draw:style-name="gr9" draw:text-style-name="P1" xml:id="id13" draw:id="id13" draw:layer="layout" draw:line-skew="-4.127cm" svg:x1="21.32cm" svg:y1="7.921cm" svg:x2="7.477cm" svg:y2="16.049cm" draw:start-shape="id10" draw:start-glue-point="3" draw:end-shape="id11" draw:end-glue-point="1" svg:d="M21320 7921h-11049v8128h-2794" svg:viewBox="0 0 13844 8129">
          <text:p/>
        </draw:connector>
        <draw:connector draw:style-name="gr9" draw:text-style-name="P1" draw:layer="layout" draw:line-skew="3.335cm" svg:x1="12.303cm" svg:y1="16.049cm" svg:x2="10.271cm" svg:y2="11.985cm" draw:start-shape="id12" draw:start-glue-point="3" draw:end-shape="id13" draw:end-glue-point="0" svg:d="M12303 16049h-2032v-4064" svg:viewBox="0 0 2033 4065">
          <text:p/>
        </draw:connector>
        <draw:connector draw:style-name="gr9" draw:text-style-name="P1" draw:layer="layout" draw:line-skew="-0.76cm" svg:x1="21.32cm" svg:y1="16.049cm" svg:x2="21.32cm" svg:y2="7.921cm" draw:start-shape="id14" draw:start-glue-point="3" draw:end-shape="id10" svg:d="M21320 16049h-1270v-8128h1270" svg:viewBox="0 0 1271 8129">
          <text:p/>
        </draw:connector>
        <draw:g>
          <draw:custom-shape draw:style-name="gr2" draw:text-style-name="P3" xml:id="id3" draw:id="id3" draw:layer="layout" svg:width="5.207cm" svg:height="0.635cm" svg:x="21.32cm" svg:y="2.397cm">
            <text:p text:style-name="P2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5.207cm" svg:height="0.635cm" svg:x="21.32cm" svg:y="3.032cm">
            <text:p text:style-name="P2"><text:span text:style-name="T1">targe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5.207cm" svg:height="0.635cm" svg:x="21.32cm" svg:y="3.667cm">
            <text:p text:style-name="P10"><text:span text:style-name="T2">days_</text:span><text:span text:style-name="T3">birt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5.207cm" svg:height="0.635cm" svg:x="21.32cm" svg:y="4.302cm">
            <text:p text:style-name="P2">age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5.207cm" svg:height="0.635cm" svg:x="21.32cm" svg:y="4.937cm">
            <text:p text:style-name="P2">…</text:p>
            <draw:enhanced-geometry svg:viewBox="0 0 21600 21600" draw:type="rectangle" draw:enhanced-path="M 0 0 L 21600 0 21600 21600 0 21600 0 0 Z N"/>
          </draw:custom-shape>
          <draw:custom-shape draw:style-name="gr5" draw:text-style-name="P12" draw:layer="layout" svg:width="5.207cm" svg:height="0.635cm" svg:x="21.32cm" svg:y="1.762cm">
            <text:p text:style-name="P1"><text:span text:style-name="T4">applicatio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4" draw:layer="layout" svg:width="1.016cm" svg:height="0.635cm" svg:x="21.32cm" svg:y="2.397cm">
            <text:p text:style-name="P13"><text:span text:style-name="T5">P</text:span><text:span text:style-name="T5">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xml:id="id10" draw:id="id10" draw:layer="layout" svg:width="5.207cm" svg:height="0.635cm" svg:x="21.32cm" svg:y="7.604cm">
            <text:p text:style-name="P2"><text:span text:style-name="T1">sk_id_prev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4" draw:id="id4" draw:layer="layout" svg:width="5.207cm" svg:height="0.635cm" svg:x="21.32cm" svg:y="8.239cm">
            <text:p text:style-name="P2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5.207cm" svg:height="0.635cm" svg:x="21.32cm" svg:y="8.874cm">
            <text:p text:style-name="P2"><text:span text:style-name="T1">amt_credi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5.207cm" svg:height="0.635cm" svg:x="21.32cm" svg:y="9.509cm">
            <text:p text:style-name="P2"><text:span text:style-name="T1">amt_goods_pri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5.207cm" svg:height="0.635cm" svg:x="21.32cm" svg:y="10.144cm">
            <text:p text:style-name="P2">…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5.207cm" svg:height="0.635cm" svg:x="21.32cm" svg:y="6.969cm">
            <text:p text:style-name="P6">previous_application</text:p>
            <draw:enhanced-geometry svg:viewBox="0 0 21600 21600" draw:type="rectangle" draw:enhanced-path="M 0 0 L 21600 0 21600 21600 0 21600 0 0 Z N"/>
          </draw:custom-shape>
          <draw:custom-shape draw:style-name="gr10" draw:text-style-name="P14" draw:layer="layout" svg:width="1.016cm" svg:height="0.635cm" svg:x="21.32cm" svg:y="7.604cm">
            <text:p text:style-name="P13"><text:span text:style-name="T5">PK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4" draw:layer="layout" svg:width="1.016cm" svg:height="0.635cm" svg:x="21.32cm" svg:y="8.239cm">
            <text:p text:style-name="P13"><text:span text:style-name="T5">F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5" xml:id="id1" draw:id="id1" draw:layer="layout" svg:width="5.207cm" svg:height="0.635cm" svg:x="2.27cm" svg:y="3.032cm">
            <text:p text:style-name="P2">sk_id_bureau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5.207cm" svg:height="0.635cm" svg:x="2.27cm" svg:y="3.667cm">
            <text:p text:style-name="P2"><text:span text:style-name="T1">credit_currenc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5.207cm" svg:height="0.635cm" svg:x="2.27cm" svg:y="4.302cm">
            <text:p text:style-name="P2"><text:span text:style-name="T1">amt_credit_su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5.207cm" svg:height="0.635cm" svg:x="2.27cm" svg:y="4.937cm">
            <text:p text:style-name="P2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5.207cm" svg:height="0.635cm" svg:x="2.27cm" svg:y="1.762cm">
            <text:p text:style-name="P6">bureau</text:p>
            <draw:enhanced-geometry svg:viewBox="0 0 21600 21600" draw:type="rectangle" draw:enhanced-path="M 0 0 L 21600 0 21600 21600 0 21600 0 0 Z N"/>
          </draw:custom-shape>
          <draw:custom-shape draw:style-name="gr10" draw:text-style-name="P14" draw:layer="layout" svg:width="1.016cm" svg:height="0.635cm" svg:x="2.27cm" svg:y="3.032cm">
            <text:p text:style-name="P13"><text:span text:style-name="T5">PK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207cm" svg:height="0.635cm" svg:x="2.27cm" svg:y="2.397cm">
            <text:p text:style-name="P2"><text:span text:style-name="T1">sk</text:span><text:span text:style-name="T1">_id</text:span><text:span text:style-name="T1">_c</text:span><text:span text:style-name="T1">ur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4" draw:layer="layout" svg:width="1.016cm" svg:height="0.635cm" svg:x="2.27cm" svg:y="2.397cm">
            <text:p text:style-name="P13"><text:span text:style-name="T5">F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xml:id="id6" draw:id="id6" draw:layer="layout" svg:width="5.207cm" svg:height="0.635cm" svg:x="12.303cm" svg:y="15.097cm">
            <text:p text:style-name="P2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7" xml:id="id12" draw:id="id12" draw:layer="layout" svg:width="5.207cm" svg:height="0.635cm" svg:x="12.303cm" svg:y="15.732cm">
            <text:p text:style-name="P16"><text:span text:style-name="T1">sk_id_prev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5.207cm" svg:height="0.635cm" svg:x="12.303cm" svg:y="16.367cm">
            <text:p text:style-name="P2"><text:span text:style-name="T1">amt_instalmen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5.207cm" svg:height="0.635cm" svg:x="12.303cm" svg:y="17.002cm">
            <text:p text:style-name="P2"><text:span text:style-name="T1">amt_paymen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5.207cm" svg:height="0.635cm" svg:x="12.303cm" svg:y="17.637cm">
            <text:p text:style-name="P2">...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5.207cm" svg:height="0.635cm" svg:x="12.303cm" svg:y="14.462cm">
            <text:p text:style-name="P6">instalments_payments</text:p>
            <draw:enhanced-geometry svg:viewBox="0 0 21600 21600" draw:type="rectangle" draw:enhanced-path="M 0 0 L 21600 0 21600 21600 0 21600 0 0 Z N"/>
          </draw:custom-shape>
          <draw:custom-shape draw:style-name="gr12" draw:text-style-name="P19" draw:layer="layout" svg:width="2.54cm" svg:height="0.635cm" svg:x="12.303cm" svg:y="15.732cm">
            <text:p text:style-name="P18"><text:span text:style-name="T6">N</text:span><text:span text:style-name="T6">UL</text:span><text:span text:style-name="T6">LA</text:span><text:span text:style-name="T6">BL</text:span><text:span text:style-name="T6">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4" draw:layer="layout" svg:width="1.016cm" svg:height="0.635cm" svg:x="12.303cm" svg:y="15.097cm">
            <text:p text:style-name="P13"><text:span text:style-name="T5">FK</text:span></text:p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4" draw:layer="layout" svg:width="1.016cm" svg:height="0.635cm" svg:x="21.32cm" svg:y="15.732cm">
          <text:p text:style-name="P13"><text:span text:style-name="T5">FK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016cm" svg:height="0.635cm" svg:x="21.32cm" svg:y="15.097cm">
          <text:p text:style-name="P13"><text:span text:style-name="T5">FK</text:span>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20" xml:id="id2" draw:id="id2" draw:layer="layout" svg:width="5.207cm" svg:height="0.635cm" svg:x="2.27cm" svg:y="7.604cm">
            <text:p text:style-name="P2"><text:span text:style-name="T1">sk_id_bureau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5.207cm" svg:height="0.635cm" svg:x="2.27cm" svg:y="8.239cm">
            <text:p text:style-name="P2"><text:span text:style-name="T1">months_balan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5.207cm" svg:height="0.635cm" svg:x="2.27cm" svg:y="8.874cm">
            <text:p text:style-name="P2">status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5.207cm" svg:height="0.635cm" svg:x="2.27cm" svg:y="6.969cm">
            <text:p text:style-name="P6">bureau_balance</text:p>
            <draw:enhanced-geometry svg:viewBox="0 0 21600 21600" draw:type="rectangle" draw:enhanced-path="M 0 0 L 21600 0 21600 21600 0 21600 0 0 Z N"/>
          </draw:custom-shape>
          <draw:custom-shape draw:style-name="gr10" draw:text-style-name="P14" draw:layer="layout" svg:width="1.016cm" svg:height="0.635cm" svg:x="2.27cm" svg:y="7.604cm">
            <text:p text:style-name="P13"><text:span text:style-name="T5">F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xml:id="id8" draw:id="id8" draw:layer="layout" svg:width="5.207cm" svg:height="0.635cm" svg:x="2.27cm" svg:y="15.097cm">
            <text:p text:style-name="P2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11" draw:id="id11" draw:layer="layout" svg:width="5.207cm" svg:height="0.635cm" svg:x="2.27cm" svg:y="15.732cm">
            <text:p text:style-name="P2"><text:span text:style-name="T1">sk_id_prev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5.207cm" svg:height="0.635cm" svg:x="2.27cm" svg:y="16.367cm">
            <text:p text:style-name="P2"><text:span text:style-name="T1">months_balan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5.207cm" svg:height="0.635cm" svg:x="2.27cm" svg:y="17.002cm">
            <text:p text:style-name="P2"><text:span text:style-name="T1">cnt_instalmen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5.207cm" svg:height="0.635cm" svg:x="2.27cm" svg:y="17.637cm">
            <text:p text:style-name="P2">...</text:p>
            <draw:enhanced-geometry svg:viewBox="0 0 21600 21600" draw:type="rectangle" draw:enhanced-path="M 0 0 L 21600 0 21600 21600 0 21600 0 0 Z N"/>
          </draw:custom-shape>
          <draw:custom-shape draw:style-name="gr5" draw:text-style-name="P21" draw:layer="layout" svg:width="5.207cm" svg:height="0.635cm" svg:x="2.27cm" svg:y="14.462cm">
            <text:p text:style-name="P1"><text:span text:style-name="T4">pos</text:span>_<text:span text:style-name="T4">cash</text:span>_<text:span text:style-name="T4">balanc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4" draw:layer="layout" svg:width="1.016cm" svg:height="0.635cm" svg:x="2.27cm" svg:y="15.097cm">
            <text:p text:style-name="P13"><text:span text:style-name="T5">FK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4" draw:layer="layout" svg:width="1.016cm" svg:height="0.635cm" svg:x="2.27cm" svg:y="15.732cm">
            <text:p text:style-name="P13"><text:span text:style-name="T5">FK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00:27:11.145074701</meta:creation-date>
    <dc:date>2018-11-28T10:53:28.761192632</dc:date>
    <meta:editing-duration>PT53M31S</meta:editing-duration>
    <meta:editing-cycles>15</meta:editing-cycles>
    <meta:generator>LibreOffice/6.0.6.2$Linux_X86_64 LibreOffice_project/00m0$Build-2</meta:generator>
    <meta:document-statistic meta:object-count="67"/>
  </office:meta>
</office:document-meta>
</file>